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25"/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25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3"/>
        <table:table-row table:style-name="ro1">
          <table:table-cell/>
          <table:table-cell table:style-name="ce1" office:value-type="string" calcext:value-type="string">
            <text:p>Fatorial</text:p>
          </table:table-cell>
          <table:table-cell table:style-name="ce2" office:value-type="string" calcext:value-type="string">
            <text:p>1 / fatorial</text:p>
          </table:table-cell>
          <table:table-cell table:style-name="ce2" office:value-type="string" calcext:value-type="string">
            <text:p>Soma (e)</text:p>
          </table:table-cell>
          <table:table-cell/>
          <table:table-cell table:style-name="ce1" office:value-type="string" calcext:value-type="string">
            <text:p>X =</text:p>
          </table:table-cell>
          <table:table-cell table:style-name="ce4" office:value-type="float" office:value="2" calcext:value-type="float">
            <text:p>2,0</text:p>
          </table:table-cell>
          <table:table-cell table:style-name="ce2" office:value-type="string" calcext:value-type="string">
            <text:p>Soma (e exp x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ACT([.A2])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,00000000000000000000</text:p>
          </table:table-cell>
          <table:table-cell table:style-name="ce3" table:formula="of:=[.C2]" office:value-type="float" office:value="1" calcext:value-type="float">
            <text:p>1,000000000000000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000000000000000000</text:p>
          </table:table-cell>
          <table:table-cell table:formula="of:=[.G2]" office:value-type="float" office:value="1" calcext:value-type="float">
            <text:p>1,00000000000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CT([.A3])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,00000000000000000000</text:p>
          </table:table-cell>
          <table:table-cell table:style-name="ce3" table:formula="of:=[.D2]+[.C3]" office:value-type="float" office:value="2" calcext:value-type="float">
            <text:p>2,0000000000000000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1]" office:value-type="float" office:value="2" calcext:value-type="float">
            <text:p>2,00000000000000000000</text:p>
          </table:table-cell>
          <table:table-cell table:formula="of:=[.H2]+[.G3]" office:value-type="float" office:value="3" calcext:value-type="float">
            <text:p>3,00000000000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4])" office:value-type="float" office:value="2" calcext:value-type="float">
            <text:p>2</text:p>
          </table:table-cell>
          <table:table-cell table:formula="of:=1/[.B4]" office:value-type="float" office:value="0.5" calcext:value-type="float">
            <text:p>0,50000000000000000000</text:p>
          </table:table-cell>
          <table:table-cell table:style-name="ce3" table:formula="of:=[.D3]+[.C4]" office:value-type="float" office:value="2.5" calcext:value-type="float">
            <text:p>2,50000000000000000000</text:p>
          </table:table-cell>
          <table:table-cell/>
          <table:table-cell office:value-type="float" office:value="2" calcext:value-type="float">
            <text:p>2</text:p>
          </table:table-cell>
          <table:table-cell table:formula="of:=POWER([.$G$1];[.F4]) / FACT([.F4])" office:value-type="float" office:value="2" calcext:value-type="float">
            <text:p>2,00000000000000000000</text:p>
          </table:table-cell>
          <table:table-cell table:formula="of:=[.H3]+[.G4]" office:value-type="float" office:value="5" calcext:value-type="float">
            <text:p>5,000000000000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5])" office:value-type="float" office:value="6" calcext:value-type="float">
            <text:p>6</text:p>
          </table:table-cell>
          <table:table-cell table:formula="of:=1/[.B5]" office:value-type="float" office:value="0.166666666666667" calcext:value-type="float">
            <text:p>0,16666666666666700000</text:p>
          </table:table-cell>
          <table:table-cell table:style-name="ce3" table:formula="of:=[.D4]+[.C5]" office:value-type="float" office:value="2.66666666666667" calcext:value-type="float">
            <text:p>2,66666666666667000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POWER([.$G$1];[.F5]) / FACT([.F5])" office:value-type="float" office:value="1.33333333333333" calcext:value-type="float">
            <text:p>1,33333333333333000000</text:p>
          </table:table-cell>
          <table:table-cell table:formula="of:=[.H4]+[.G5]" office:value-type="float" office:value="6.33333333333333" calcext:value-type="float">
            <text:p>6,33333333333333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6])" office:value-type="float" office:value="24" calcext:value-type="float">
            <text:p>24</text:p>
          </table:table-cell>
          <table:table-cell table:formula="of:=1/[.B6]" office:value-type="float" office:value="0.0416666666666667" calcext:value-type="float">
            <text:p>0,04166666666666670000</text:p>
          </table:table-cell>
          <table:table-cell table:style-name="ce3" table:formula="of:=[.D5]+[.C6]" office:value-type="float" office:value="2.70833333333333" calcext:value-type="float">
            <text:p>2,70833333333333000000</text:p>
          </table:table-cell>
          <table:table-cell/>
          <table:table-cell office:value-type="float" office:value="4" calcext:value-type="float">
            <text:p>4</text:p>
          </table:table-cell>
          <table:table-cell table:formula="of:=POWER([.$G$1];[.F6]) / FACT([.F6])" office:value-type="float" office:value="0.666666666666667" calcext:value-type="float">
            <text:p>0,66666666666666700000</text:p>
          </table:table-cell>
          <table:table-cell table:formula="of:=[.H5]+[.G6]" office:value-type="float" office:value="7" calcext:value-type="float">
            <text:p>7,000000000000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7])" office:value-type="float" office:value="120" calcext:value-type="float">
            <text:p>120</text:p>
          </table:table-cell>
          <table:table-cell table:formula="of:=1/[.B7]" office:value-type="float" office:value="0.00833333333333333" calcext:value-type="float">
            <text:p>0,00833333333333333000</text:p>
          </table:table-cell>
          <table:table-cell table:style-name="ce3" table:formula="of:=[.D6]+[.C7]" office:value-type="float" office:value="2.71666666666667" calcext:value-type="float">
            <text:p>2,71666666666667000000</text:p>
          </table:table-cell>
          <table:table-cell/>
          <table:table-cell office:value-type="float" office:value="5" calcext:value-type="float">
            <text:p>5</text:p>
          </table:table-cell>
          <table:table-cell table:formula="of:=POWER([.$G$1];[.F7]) / FACT([.F7])" office:value-type="float" office:value="0.266666666666667" calcext:value-type="float">
            <text:p>0,26666666666666700000</text:p>
          </table:table-cell>
          <table:table-cell table:formula="of:=[.H6]+[.G7]" office:value-type="float" office:value="7.26666666666667" calcext:value-type="float">
            <text:p>7,26666666666667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8])" office:value-type="float" office:value="720" calcext:value-type="float">
            <text:p>720</text:p>
          </table:table-cell>
          <table:table-cell table:formula="of:=1/[.B8]" office:value-type="float" office:value="0.00138888888888889" calcext:value-type="float">
            <text:p>0,00138888888888889000</text:p>
          </table:table-cell>
          <table:table-cell table:style-name="ce3" table:formula="of:=[.D7]+[.C8]" office:value-type="float" office:value="2.71805555555556" calcext:value-type="float">
            <text:p>2,71805555555556000000</text:p>
          </table:table-cell>
          <table:table-cell/>
          <table:table-cell office:value-type="float" office:value="6" calcext:value-type="float">
            <text:p>6</text:p>
          </table:table-cell>
          <table:table-cell table:formula="of:=POWER([.$G$1];[.F8]) / FACT([.F8])" office:value-type="float" office:value="0.0888888888888889" calcext:value-type="float">
            <text:p>0,08888888888888890000</text:p>
          </table:table-cell>
          <table:table-cell table:formula="of:=[.H7]+[.G8]" office:value-type="float" office:value="7.35555555555556" calcext:value-type="float">
            <text:p>7,35555555555556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9])" office:value-type="float" office:value="5040" calcext:value-type="float">
            <text:p>5040</text:p>
          </table:table-cell>
          <table:table-cell table:formula="of:=1/[.B9]" office:value-type="float" office:value="0.000198412698412698" calcext:value-type="float">
            <text:p>0,00019841269841269800</text:p>
          </table:table-cell>
          <table:table-cell table:style-name="ce3" table:formula="of:=[.D8]+[.C9]" office:value-type="float" office:value="2.71825396825397" calcext:value-type="float">
            <text:p>2,71825396825397000000</text:p>
          </table:table-cell>
          <table:table-cell/>
          <table:table-cell office:value-type="float" office:value="7" calcext:value-type="float">
            <text:p>7</text:p>
          </table:table-cell>
          <table:table-cell table:formula="of:=POWER([.$G$1];[.F9]) / FACT([.F9])" office:value-type="float" office:value="0.0253968253968254" calcext:value-type="float">
            <text:p>0,02539682539682540000</text:p>
          </table:table-cell>
          <table:table-cell table:formula="of:=[.H8]+[.G9]" office:value-type="float" office:value="7.38095238095238" calcext:value-type="float">
            <text:p>7,38095238095238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10])" office:value-type="float" office:value="40320" calcext:value-type="float">
            <text:p>40320</text:p>
          </table:table-cell>
          <table:table-cell table:formula="of:=1/[.B10]" office:value-type="float" office:value="0.0000248015873015873" calcext:value-type="float">
            <text:p>0,00002480158730158730</text:p>
          </table:table-cell>
          <table:table-cell table:style-name="ce3" table:formula="of:=[.D9]+[.C10]" office:value-type="float" office:value="2.71827876984127" calcext:value-type="float">
            <text:p>2,71827876984127000000</text:p>
          </table:table-cell>
          <table:table-cell/>
          <table:table-cell office:value-type="float" office:value="8" calcext:value-type="float">
            <text:p>8</text:p>
          </table:table-cell>
          <table:table-cell table:formula="of:=POWER([.$G$1];[.F10]) / FACT([.F10])" office:value-type="float" office:value="0.00634920634920635" calcext:value-type="float">
            <text:p>0,00634920634920635000</text:p>
          </table:table-cell>
          <table:table-cell table:formula="of:=[.H9]+[.G10]" office:value-type="float" office:value="7.38730158730159" calcext:value-type="float">
            <text:p>7,38730158730159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11])" office:value-type="float" office:value="362880" calcext:value-type="float">
            <text:p>362880</text:p>
          </table:table-cell>
          <table:table-cell table:formula="of:=1/[.B11]" office:value-type="float" office:value="0.00000275573192239859" calcext:value-type="float">
            <text:p>0,00000275573192239859</text:p>
          </table:table-cell>
          <table:table-cell table:style-name="ce3" table:formula="of:=[.D10]+[.C11]" office:value-type="float" office:value="2.71828152557319" calcext:value-type="float">
            <text:p>2,71828152557319000000</text:p>
          </table:table-cell>
          <table:table-cell/>
          <table:table-cell office:value-type="float" office:value="9" calcext:value-type="float">
            <text:p>9</text:p>
          </table:table-cell>
          <table:table-cell table:formula="of:=POWER([.$G$1];[.F11]) / FACT([.F11])" office:value-type="float" office:value="0.00141093474426808" calcext:value-type="float">
            <text:p>0,00141093474426808000</text:p>
          </table:table-cell>
          <table:table-cell table:formula="of:=[.H10]+[.G11]" office:value-type="float" office:value="7.38871252204585" calcext:value-type="float">
            <text:p>7,38871252204585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2])" office:value-type="float" office:value="3628800" calcext:value-type="float">
            <text:p>3628800</text:p>
          </table:table-cell>
          <table:table-cell table:formula="of:=1/[.B12]" office:value-type="float" office:value="0.00000027557319223986" calcext:value-type="float">
            <text:p>0,00000027557319223986</text:p>
          </table:table-cell>
          <table:table-cell table:style-name="ce3" table:formula="of:=[.D11]+[.C12]" office:value-type="float" office:value="2.71828180114638" calcext:value-type="float">
            <text:p>2,718281801146380000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POWER([.$G$1];[.F12]) / FACT([.F12])" office:value-type="float" office:value="0.000282186948853616" calcext:value-type="float">
            <text:p>0,00028218694885361600</text:p>
          </table:table-cell>
          <table:table-cell table:formula="of:=[.H11]+[.G12]" office:value-type="float" office:value="7.38899470899471" calcext:value-type="float">
            <text:p>7,38899470899471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ACT([.A13])" office:value-type="float" office:value="39916800" calcext:value-type="float">
            <text:p>39916800</text:p>
          </table:table-cell>
          <table:table-cell table:formula="of:=1/[.B13]" office:value-type="float" office:value="0.00000002505210838544" calcext:value-type="float">
            <text:p>0,00000002505210838544</text:p>
          </table:table-cell>
          <table:table-cell table:style-name="ce3" table:formula="of:=[.D12]+[.C13]" office:value-type="float" office:value="2.71828182619849" calcext:value-type="float">
            <text:p>2,718281826198490000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POWER([.$G$1];[.F13]) / FACT([.F13])" office:value-type="float" office:value="0.0000513067179733846" calcext:value-type="float">
            <text:p>0,00005130671797338460</text:p>
          </table:table-cell>
          <table:table-cell table:formula="of:=[.H12]+[.G13]" office:value-type="float" office:value="7.38904601571268" calcext:value-type="float">
            <text:p>7,38904601571268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ACT([.A14])" office:value-type="float" office:value="479001600" calcext:value-type="float">
            <text:p>479001600</text:p>
          </table:table-cell>
          <table:table-cell table:formula="of:=1/[.B14]" office:value-type="float" office:value="0.00000000208767569879" calcext:value-type="float">
            <text:p>0,00000000208767569879</text:p>
          </table:table-cell>
          <table:table-cell table:style-name="ce3" table:formula="of:=[.D13]+[.C14]" office:value-type="float" office:value="2.71828182828617" calcext:value-type="float">
            <text:p>2,718281828286170000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POWER([.$G$1];[.F14]) / FACT([.F14])" office:value-type="float" office:value="0.00000855111966223078" calcext:value-type="float">
            <text:p>0,00000855111966223078</text:p>
          </table:table-cell>
          <table:table-cell table:formula="of:=[.H13]+[.G14]" office:value-type="float" office:value="7.38905456683234" calcext:value-type="float">
            <text:p>7,38905456683234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ACT([.A15])" office:value-type="float" office:value="6227020800" calcext:value-type="float">
            <text:p>6227020800</text:p>
          </table:table-cell>
          <table:table-cell table:formula="of:=1/[.B15]" office:value-type="float" office:value="0.00000000016059043837" calcext:value-type="float">
            <text:p>0,00000000016059043837</text:p>
          </table:table-cell>
          <table:table-cell table:style-name="ce3" table:formula="of:=[.D14]+[.C15]" office:value-type="float" office:value="2.71828182844676" calcext:value-type="float">
            <text:p>2,7182818284467600000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POWER([.$G$1];[.F15]) / FACT([.F15])" office:value-type="float" office:value="0.00000131555687111243" calcext:value-type="float">
            <text:p>0,00000131555687111243</text:p>
          </table:table-cell>
          <table:table-cell table:formula="of:=[.H14]+[.G15]" office:value-type="float" office:value="7.38905588238922" calcext:value-type="float">
            <text:p>7,38905588238922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ACT([.A16])" office:value-type="float" office:value="87178291200" calcext:value-type="float">
            <text:p>87178291200</text:p>
          </table:table-cell>
          <table:table-cell table:formula="of:=1/[.B16]" office:value-type="float" office:value="0.0000000000114707456" calcext:value-type="float">
            <text:p>0,00000000001147074560</text:p>
          </table:table-cell>
          <table:table-cell table:style-name="ce3" table:formula="of:=[.D15]+[.C16]" office:value-type="float" office:value="2.71828182845823" calcext:value-type="float">
            <text:p>2,7182818284582300000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POWER([.$G$1];[.F16]) / FACT([.F16])" office:value-type="float" office:value="0.0000001879366958732" calcext:value-type="float">
            <text:p>0,00000018793669587320</text:p>
          </table:table-cell>
          <table:table-cell table:formula="of:=[.H15]+[.G16]" office:value-type="float" office:value="7.38905607032591" calcext:value-type="float">
            <text:p>7,38905607032591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CT([.A17])" office:value-type="float" office:value="1307674368000" calcext:value-type="float">
            <text:p>1307674368000</text:p>
          </table:table-cell>
          <table:table-cell table:formula="of:=1/[.B17]" office:value-type="float" office:value="0.00000000000076471637" calcext:value-type="float">
            <text:p>0,00000000000076471637</text:p>
          </table:table-cell>
          <table:table-cell table:style-name="ce3" table:formula="of:=[.D16]+[.C17]" office:value-type="float" office:value="2.71828182845899" calcext:value-type="float">
            <text:p>2,7182818284589900000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POWER([.$G$1];[.F17]) / FACT([.F17])" office:value-type="float" office:value="0.00000002505822611643" calcext:value-type="float">
            <text:p>0,00000002505822611643</text:p>
          </table:table-cell>
          <table:table-cell table:formula="of:=[.H16]+[.G17]" office:value-type="float" office:value="7.38905609538414" calcext:value-type="float">
            <text:p>7,38905609538414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CT([.A18])" office:value-type="float" office:value="20922789888000" calcext:value-type="float">
            <text:p>20922789888000</text:p>
          </table:table-cell>
          <table:table-cell table:formula="of:=1/[.B18]" office:value-type="float" office:value="0.00000000000004779477" calcext:value-type="float">
            <text:p>0,00000000000004779477</text:p>
          </table:table-cell>
          <table:table-cell table:style-name="ce3" table:formula="of:=[.D17]+[.C18]" office:value-type="float" office:value="2.71828182845904" calcext:value-type="float">
            <text:p>2,718281828459040000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POWER([.$G$1];[.F18]) / FACT([.F18])" office:value-type="float" office:value="0.00000000313227826455" calcext:value-type="float">
            <text:p>0,00000000313227826455</text:p>
          </table:table-cell>
          <table:table-cell table:formula="of:=[.H17]+[.G18]" office:value-type="float" office:value="7.38905609851641" calcext:value-type="float">
            <text:p>7,38905609851641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ACT([.A19])" office:value-type="float" office:value="355687428096000" calcext:value-type="float">
            <text:p>355687428096000</text:p>
          </table:table-cell>
          <table:table-cell table:formula="of:=1/[.B19]" office:value-type="float" office:value="2.81145725434552E-015" calcext:value-type="float">
            <text:p>0,00000000000000281146</text:p>
          </table:table-cell>
          <table:table-cell table:style-name="ce3" table:formula="of:=[.D18]+[.C19]" office:value-type="float" office:value="2.71828182845905" calcext:value-type="float">
            <text:p>2,718281828459050000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POWER([.$G$1];[.F19]) / FACT([.F19])" office:value-type="float" office:value="0.00000000036850332524" calcext:value-type="float">
            <text:p>0,00000000036850332524</text:p>
          </table:table-cell>
          <table:table-cell table:formula="of:=[.H18]+[.G19]" office:value-type="float" office:value="7.38905609888492" calcext:value-type="float">
            <text:p>7,38905609888492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ACT([.A20])" office:value-type="float" office:value="6402373705728000" calcext:value-type="float">
            <text:p>6402373705728000</text:p>
          </table:table-cell>
          <table:table-cell table:formula="of:=1/[.B20]" office:value-type="float" office:value="1.56192069685862E-016" calcext:value-type="float">
            <text:p>0,00000000000000015619</text:p>
          </table:table-cell>
          <table:table-cell table:style-name="ce3" table:formula="of:=[.D19]+[.C20]" office:value-type="float" office:value="2.71828182845905" calcext:value-type="float">
            <text:p>2,718281828459050000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POWER([.$G$1];[.F20]) / FACT([.F20])" office:value-type="float" office:value="0.00000000004094481392" calcext:value-type="float">
            <text:p>0,00000000004094481392</text:p>
          </table:table-cell>
          <table:table-cell table:formula="of:=[.H19]+[.G20]" office:value-type="float" office:value="7.38905609892586" calcext:value-type="float">
            <text:p>7,389056098925860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ACT([.A21])" office:value-type="float" office:value="1.21645100408832E+017" calcext:value-type="float">
            <text:p>1,21645100408832E+017</text:p>
          </table:table-cell>
          <table:table-cell table:formula="of:=1/[.B21]" office:value-type="float" office:value="8.22063524662433E-018" calcext:value-type="float">
            <text:p>0,00000000000000000822</text:p>
          </table:table-cell>
          <table:table-cell table:style-name="ce3" table:formula="of:=[.D20]+[.C21]" office:value-type="float" office:value="2.71828182845905" calcext:value-type="float">
            <text:p>2,718281828459050000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POWER([.$G$1];[.F21]) / FACT([.F21])" office:value-type="float" office:value="0.00000000000430998041" calcext:value-type="float">
            <text:p>0,00000000000430998041</text:p>
          </table:table-cell>
          <table:table-cell table:formula="of:=[.H20]+[.G21]" office:value-type="float" office:value="7.38905609893017" calcext:value-type="float">
            <text:p>7,38905609893017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ACT([.A22])" office:value-type="float" office:value="2.43290200817664E+018" calcext:value-type="float">
            <text:p>2,43290200817664E+018</text:p>
          </table:table-cell>
          <table:table-cell table:formula="of:=1/[.B22]" office:value-type="float" office:value="4.11031762331217E-019" calcext:value-type="float">
            <text:p>0,00000000000000000041</text:p>
          </table:table-cell>
          <table:table-cell table:style-name="ce3" table:formula="of:=[.D21]+[.C22]" office:value-type="float" office:value="2.71828182845905" calcext:value-type="float">
            <text:p>2,718281828459050000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POWER([.$G$1];[.F22]) / FACT([.F22])" office:value-type="float" office:value="0.00000000000043099804" calcext:value-type="float">
            <text:p>0,00000000000043099804</text:p>
          </table:table-cell>
          <table:table-cell table:formula="of:=[.H21]+[.G22]" office:value-type="float" office:value="7.3890560989306" calcext:value-type="float">
            <text:p>7,3890560989306000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CT([.A23])" office:value-type="float" office:value="5.10909421717094E+019" calcext:value-type="float">
            <text:p>5,10909421717094E+019</text:p>
          </table:table-cell>
          <table:table-cell table:formula="of:=1/[.B23]" office:value-type="float" office:value="1.95729410633913E-020" calcext:value-type="float">
            <text:p>0,00000000000000000002</text:p>
          </table:table-cell>
          <table:table-cell table:style-name="ce3" table:formula="of:=[.D22]+[.C23]" office:value-type="float" office:value="2.71828182845905" calcext:value-type="float">
            <text:p>2,7182818284590500000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POWER([.$G$1];[.F23]) / FACT([.F23])" office:value-type="float" office:value="0.00000000000004104743" calcext:value-type="float">
            <text:p>0,00000000000004104743</text:p>
          </table:table-cell>
          <table:table-cell table:formula="of:=[.H22]+[.G23]" office:value-type="float" office:value="7.38905609893065" calcext:value-type="float">
            <text:p>7,38905609893065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ACT([.A24])" office:value-type="float" office:value="1.12400072777761E+021" calcext:value-type="float">
            <text:p>1,12400072777761E+021</text:p>
          </table:table-cell>
          <table:table-cell table:formula="of:=1/[.B24]" office:value-type="float" office:value="8.89679139245057E-022" calcext:value-type="float">
            <text:p>0,00000000000000000000</text:p>
          </table:table-cell>
          <table:table-cell table:style-name="ce3" table:formula="of:=[.D23]+[.C24]" office:value-type="float" office:value="2.71828182845905" calcext:value-type="float">
            <text:p>2,718281828459050000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POWER([.$G$1];[.F24]) / FACT([.F24])" office:value-type="float" office:value="3.7315847724521E-015" calcext:value-type="float">
            <text:p>0,00000000000000373158</text:p>
          </table:table-cell>
          <table:table-cell table:formula="of:=[.H23]+[.G24]" office:value-type="float" office:value="7.38905609893065" calcext:value-type="float">
            <text:p>7,38905609893065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ACT([.A25])" office:value-type="float" office:value="2.5852016738885E+022" calcext:value-type="float">
            <text:p>2,5852016738885E+022</text:p>
          </table:table-cell>
          <table:table-cell table:formula="of:=1/[.B25]" office:value-type="float" office:value="3.86817017063068E-023" calcext:value-type="float">
            <text:p>0,00000000000000000000</text:p>
          </table:table-cell>
          <table:table-cell table:style-name="ce3" table:formula="of:=[.D24]+[.C25]" office:value-type="float" office:value="2.71828182845905" calcext:value-type="float">
            <text:p>2,718281828459050000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POWER([.$G$1];[.F25]) / FACT([.F25])" office:value-type="float" office:value="3.24485632387139E-016" calcext:value-type="float">
            <text:p>0,00000000000000032449</text:p>
          </table:table-cell>
          <table:table-cell table:formula="of:=[.H24]+[.G25]" office:value-type="float" office:value="7.38905609893065" calcext:value-type="float">
            <text:p>7,389056098930650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ACT([.A26])" office:value-type="float" office:value="6.20448401733239E+023" calcext:value-type="float">
            <text:p>6,20448401733239E+023</text:p>
          </table:table-cell>
          <table:table-cell table:formula="of:=1/[.B26]" office:value-type="float" office:value="1.61173757109612E-024" calcext:value-type="float">
            <text:p>0,00000000000000000000</text:p>
          </table:table-cell>
          <table:table-cell table:style-name="ce3" table:formula="of:=[.D25]+[.C26]" office:value-type="float" office:value="2.71828182845905" calcext:value-type="float">
            <text:p>2,7182818284590500000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POWER([.$G$1];[.F26]) / FACT([.F26])" office:value-type="float" office:value="2.70404693655949E-017" calcext:value-type="float">
            <text:p>0,00000000000000002704</text:p>
          </table:table-cell>
          <table:table-cell table:formula="of:=[.H25]+[.G26]" office:value-type="float" office:value="7.38905609893065" calcext:value-type="float">
            <text:p>7,389056098930650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ACT([.A27])" office:value-type="float" office:value="1.5511210043331E+025" calcext:value-type="float">
            <text:p>1,5511210043331E+025</text:p>
          </table:table-cell>
          <table:table-cell table:formula="of:=1/[.B27]" office:value-type="float" office:value="6.44695028438447E-026" calcext:value-type="float">
            <text:p>0,00000000000000000000</text:p>
          </table:table-cell>
          <table:table-cell table:style-name="ce3" table:formula="of:=[.D26]+[.C27]" office:value-type="float" office:value="2.71828182845905" calcext:value-type="float">
            <text:p>2,7182818284590500000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POWER([.$G$1];[.F27]) / FACT([.F27])" office:value-type="float" office:value="2.16323754924759E-018" calcext:value-type="float">
            <text:p>0,00000000000000000216</text:p>
          </table:table-cell>
          <table:table-cell table:formula="of:=[.H26]+[.G27]" office:value-type="float" office:value="7.38905609893065" calcext:value-type="float">
            <text:p>7,3890560989306500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CT([.A28])" office:value-type="float" office:value="4.03291461126606E+026" calcext:value-type="float">
            <text:p>4,03291461126606E+026</text:p>
          </table:table-cell>
          <table:table-cell table:formula="of:=1/[.B28]" office:value-type="float" office:value="2.4795962632248E-027" calcext:value-type="float">
            <text:p>0,00000000000000000000</text:p>
          </table:table-cell>
          <table:table-cell table:style-name="ce3" table:formula="of:=[.D27]+[.C28]" office:value-type="float" office:value="2.71828182845905" calcext:value-type="float">
            <text:p>2,7182818284590500000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POWER([.$G$1];[.F28]) / FACT([.F28])" office:value-type="float" office:value="1.66402888403661E-019" calcext:value-type="float">
            <text:p>0,00000000000000000017</text:p>
          </table:table-cell>
          <table:table-cell table:formula="of:=[.H27]+[.G28]" office:value-type="float" office:value="7.38905609893065" calcext:value-type="float">
            <text:p>7,3890560989306500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CT([.A29])" office:value-type="float" office:value="1.08888694504184E+028" calcext:value-type="float">
            <text:p>1,08888694504184E+028</text:p>
          </table:table-cell>
          <table:table-cell table:formula="of:=1/[.B29]" office:value-type="float" office:value="9.18368986379555E-029" calcext:value-type="float">
            <text:p>0,00000000000000000000</text:p>
          </table:table-cell>
          <table:table-cell table:style-name="ce3" table:formula="of:=[.D28]+[.C29]" office:value-type="float" office:value="2.71828182845905" calcext:value-type="float">
            <text:p>2,7182818284590500000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POWER([.$G$1];[.F29]) / FACT([.F29])" office:value-type="float" office:value="1.23261398817527E-020" calcext:value-type="float">
            <text:p>0,00000000000000000001</text:p>
          </table:table-cell>
          <table:table-cell table:formula="of:=[.H28]+[.G29]" office:value-type="float" office:value="7.38905609893065" calcext:value-type="float">
            <text:p>7,3890560989306500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ACT([.A30])" office:value-type="float" office:value="3.04888344611714E+029" calcext:value-type="float">
            <text:p>3,04888344611714E+029</text:p>
          </table:table-cell>
          <table:table-cell table:formula="of:=1/[.B30]" office:value-type="float" office:value="3.27988923706984E-030" calcext:value-type="float">
            <text:p>0,00000000000000000000</text:p>
          </table:table-cell>
          <table:table-cell table:style-name="ce3" table:formula="of:=[.D29]+[.C30]" office:value-type="float" office:value="2.71828182845905" calcext:value-type="float">
            <text:p>2,7182818284590500000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POWER([.$G$1];[.F30]) / FACT([.F30])" office:value-type="float" office:value="8.80438562982334E-022" calcext:value-type="float">
            <text:p>0,00000000000000000000</text:p>
          </table:table-cell>
          <table:table-cell table:formula="of:=[.H29]+[.G30]" office:value-type="float" office:value="7.38905609893065" calcext:value-type="float">
            <text:p>7,3890560989306500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ACT([.A31])" office:value-type="float" office:value="8.8417619937397E+030" calcext:value-type="float">
            <text:p>8,8417619937397E+030</text:p>
          </table:table-cell>
          <table:table-cell table:formula="of:=1/[.B31]" office:value-type="float" office:value="1.13099628864477E-031" calcext:value-type="float">
            <text:p>0,00000000000000000000</text:p>
          </table:table-cell>
          <table:table-cell table:style-name="ce3" table:formula="of:=[.D30]+[.C31]" office:value-type="float" office:value="2.71828182845905" calcext:value-type="float">
            <text:p>2,7182818284590500000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POWER([.$G$1];[.F31]) / FACT([.F31])" office:value-type="float" office:value="6.07199008953334E-023" calcext:value-type="float">
            <text:p>0,00000000000000000000</text:p>
          </table:table-cell>
          <table:table-cell table:formula="of:=[.H30]+[.G31]" office:value-type="float" office:value="7.38905609893065" calcext:value-type="float">
            <text:p>7,3890560989306500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CT([.A32])" office:value-type="float" office:value="2.65252859812191E+032" calcext:value-type="float">
            <text:p>2,65252859812191E+032</text:p>
          </table:table-cell>
          <table:table-cell table:formula="of:=1/[.B32]" office:value-type="float" office:value="3.7699876288159E-033" calcext:value-type="float">
            <text:p>0,00000000000000000000</text:p>
          </table:table-cell>
          <table:table-cell table:style-name="ce3" table:formula="of:=[.D31]+[.C32]" office:value-type="float" office:value="2.71828182845905" calcext:value-type="float">
            <text:p>2,718281828459050000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POWER([.$G$1];[.F32]) / FACT([.F32])" office:value-type="float" office:value="4.04799339302222E-024" calcext:value-type="float">
            <text:p>0,00000000000000000000</text:p>
          </table:table-cell>
          <table:table-cell table:formula="of:=[.H31]+[.G32]" office:value-type="float" office:value="7.38905609893065" calcext:value-type="float">
            <text:p>7,38905609893065000000</text:p>
          </table:table-cell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4">
      <number:number number:decimal-places="19" number:min-decimal-places="19" number:min-integer-digits="1"/>
    </number:number-style>
    <number:number-style style:name="N125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re Pereira</meta:initial-creator>
    <meta:creation-date>2022-01-28T18:26:57.502095250</meta:creation-date>
    <dc:date>2022-01-28T23:03:34.800578789</dc:date>
    <dc:creator>Alexandre Pereira</dc:creator>
    <meta:editing-duration>PT22M31S</meta:editing-duration>
    <meta:editing-cycles>3</meta:editing-cycles>
    <meta:generator>LibreOffice/7.2.3.2$Linux_X86_64 LibreOffice_project/d166454616c1632304285822f9c83ce2e660fd92</meta:generator>
    <meta:document-statistic meta:table-count="1" meta:cell-count="223" meta:object-count="0"/>
  </office:meta>
</office:document-meta>
</file>